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Courier 10 Pitch"/>
    </style:style>
    <style:style style:name="P4" style:family="paragraph" style:parent-style-name="Standard">
      <style:paragraph-properties fo:text-align="start" style:justify-single-word="false"/>
      <style:text-properties style:font-name="Courier 10 Pitch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h text:style-name="Heading_20_2" text:outline-level="2">Paquetes UBUNTU a instalar:</text:h>
      <text:p text:style-name="Standard"/>
      <text:p text:style-name="Standard">python-networkx: grafos (ya no,instalar manuelmente)</text:p>
      <text:p text:style-name="Standard"/>
      <text:p text:style-name="Standard"><text:s/>python-biopython <text:s/>-&gt; python-openbabel</text:p>
      <text:p text:style-name="Standard">python-biopython: PDB Parser</text:p>
      <text:p text:style-name="Standard">python-tk: para pruebas de moleculas</text:p>
      <text:p text:style-name="Standard">libqglviewer-qt4-dev</text:p>
      <text:p text:style-name="Standard"/>
      <text:p text:style-name="Standard">python-matplotlib ???</text:p>
      <text:p text:style-name="Standard"/>
      <text:p text:style-name="Standard"/>
      <text:p text:style-name="Standard">python-qt4-gl</text:p>
      <text:p text:style-name="Standard"/>
      <text:p text:style-name="Standard">python-qwt5-qt4</text:p>
      <text:p text:style-name="Standard"/>
      <text:p text:style-name="Standard">python-qt4</text:p>
      <text:p text:style-name="Standard">pyqt4-dev-tools</text:p>
      <text:p text:style-name="Standard"/>
      <text:p text:style-name="Standard"/>
      <text:h text:style-name="Heading_20_3" text:outline-level="3">Ejecutar</text:h>
      <text:p text:style-name="Standard"/>
      <text:p text:style-name="P3">sudo apt-get install python-qt4-gl python-qwt5-qt4 pyqt4-dev-tools python-openbabel</text:p>
      <text:p text:style-name="Standard"/>
      <text:h text:style-name="Heading_20_2" text:outline-level="2">Networkx</text:h>
      <text:p text:style-name="Standard">Instalar manualmente networkx versión &gt;= <text:span text:style-name="T1">1.6 (http://networkx.lanl.gov/download/networkx/). <text:s/>Hay una copia en compsci/downloads.</text:span></text:p>
      <text:p text:style-name="P1"/>
      <text:list xml:id="list1520083438" text:style-name="L1">
        <text:list-item>
          <text:p text:style-name="P5">Extract it <text:s/>( I did it in ~/NanoCAD)</text:p>
        </text:list-item>
        <text:list-item>
          <text:p text:style-name="P5">Run “sudo python setup.py install” to build and install</text:p>
        </text:list-item>
      </text:list>
      <text:p text:style-name="P2"/>
      <text:p text:style-name="P4">tar -xzf /home_inv/compsci/downloads/networkx-1.6.tar.gz</text:p>
      <text:p text:style-name="P4">cd networkx-1.6</text:p>
      <text:p text:style-name="P4">sudo python setup.py install</text:p>
      <text:p text:style-name="P2"/>
      <text:h text:style-name="Heading_20_2" text:outline-level="2">Instalación namd</text:h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e Esteva</meta:initial-creator>
    <meta:creation-date>2011-09-02T15:23:56</meta:creation-date>
    <dc:date>2012-04-30T08:11:52</dc:date>
    <dc:creator>José Sotero Esteva</dc:creator>
    <meta:editing-duration>PT6H43M37S</meta:editing-duration>
    <meta:editing-cycles>22</meta:editing-cycles>
    <meta:generator>LibreOffice/3.3$Linux LibreOffice_project/330m19$Build-401</meta:generator>
    <meta:document-statistic meta:table-count="0" meta:image-count="0" meta:object-count="0" meta:page-count="1" meta:paragraph-count="21" meta:word-count="78" meta:character-count="712"/>
  </office:meta>
</office:document-meta>
</file>